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4cf51f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4cf51f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be142" officeooo:paragraph-rsid="004cf51f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42bd9" officeooo:paragraph-rsid="004cf51f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5e24e" officeooo:paragraph-rsid="004cf51f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5e24e" officeooo:paragraph-rsid="004cf51f" style:font-size-asian="12pt" style:font-weight-asian="normal" style:font-size-complex="12pt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55e24e" officeooo:paragraph-rsid="004cf51f" style:font-size-asian="12pt" style:font-weight-asian="normal" style:font-size-complex="12pt" style:font-weight-complex="normal"/>
    </style:style>
    <style:style style:name="P8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55e24e" officeooo:paragraph-rsid="004f18b7" style:font-size-asian="12pt" style:font-weight-asian="normal" style:font-size-complex="12pt" style:font-weight-complex="normal"/>
    </style:style>
    <style:style style:name="P9" style:family="paragraph" style:parent-style-name="Standard" style:list-style-name="L16">
      <style:paragraph-properties fo:text-align="start" style:justify-single-word="false"/>
      <style:text-properties style:font-name="DejaVu Sans Condensed" fo:font-size="12pt" fo:font-weight="normal" officeooo:rsid="0055e24e" officeooo:paragraph-rsid="004f18b7" style:font-size-asian="12pt" style:font-weight-asian="normal" style:font-size-complex="12pt" style:font-weight-complex="normal"/>
    </style:style>
    <style:style style:name="P10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67f08" officeooo:paragraph-rsid="004cf51f" style:font-size-asian="12pt" style:font-weight-asian="normal" style:font-size-complex="12pt" style:font-weight-complex="normal"/>
    </style:style>
    <style:style style:name="P11" style:family="paragraph" style:parent-style-name="Standard" style:list-style-name="L18">
      <style:paragraph-properties fo:text-align="start" style:justify-single-word="false"/>
      <style:text-properties style:font-name="DejaVu Sans Condensed" fo:font-size="12pt" fo:font-weight="normal" officeooo:rsid="00567f08" officeooo:paragraph-rsid="004f18b7" style:font-size-asian="12pt" style:font-weight-asian="normal" style:font-size-complex="12pt" style:font-weight-complex="normal"/>
    </style:style>
    <style:style style:name="P12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71aa6" officeooo:paragraph-rsid="004cf51f" style:font-size-asian="12pt" style:font-weight-asian="normal" style:font-size-complex="12pt" style:font-weight-complex="normal"/>
    </style:style>
    <style:style style:name="P13" style:family="paragraph" style:parent-style-name="Standard" style:list-style-name="L18">
      <style:paragraph-properties fo:text-align="start" style:justify-single-word="false"/>
      <style:text-properties style:font-name="DejaVu Sans Condensed" fo:font-size="12pt" fo:font-weight="normal" officeooo:rsid="00571aa6" officeooo:paragraph-rsid="004f18b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be142" officeooo:paragraph-rsid="004f18b7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42bd9" officeooo:paragraph-rsid="004f18b7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5e24e" officeooo:paragraph-rsid="004f18b7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4f18b7" officeooo:paragraph-rsid="004f18b7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4cf51f"/>
    </style:style>
    <style:style style:name="P19" style:family="paragraph" style:parent-style-name="Standard" style:list-style-name="L2">
      <style:paragraph-properties fo:text-align="start" style:justify-single-word="false"/>
      <style:text-properties officeooo:paragraph-rsid="004cf51f"/>
    </style:style>
    <style:style style:name="P20" style:family="paragraph" style:parent-style-name="Standard" style:list-style-name="L3">
      <style:paragraph-properties fo:text-align="start" style:justify-single-word="false"/>
      <style:text-properties officeooo:paragraph-rsid="004cf51f"/>
    </style:style>
    <style:style style:name="P21" style:family="paragraph" style:parent-style-name="Standard" style:list-style-name="L4">
      <style:paragraph-properties fo:text-align="start" style:justify-single-word="false"/>
      <style:text-properties officeooo:paragraph-rsid="004cf51f"/>
    </style:style>
    <style:style style:name="P22" style:family="paragraph" style:parent-style-name="Standard" style:list-style-name="L5">
      <style:paragraph-properties fo:text-align="start" style:justify-single-word="false"/>
      <style:text-properties officeooo:paragraph-rsid="004cf51f"/>
    </style:style>
    <style:style style:name="P23" style:family="paragraph" style:parent-style-name="Standard" style:list-style-name="L6">
      <style:paragraph-properties fo:text-align="start" style:justify-single-word="false"/>
      <style:text-properties officeooo:paragraph-rsid="004cf51f"/>
    </style:style>
    <style:style style:name="P24" style:family="paragraph" style:parent-style-name="Standard" style:list-style-name="L8">
      <style:paragraph-properties fo:text-align="start" style:justify-single-word="false"/>
      <style:text-properties officeooo:paragraph-rsid="004f18b7"/>
    </style:style>
    <style:style style:name="P25" style:family="paragraph" style:parent-style-name="Standard" style:list-style-name="L14">
      <style:paragraph-properties fo:text-align="start" style:justify-single-word="false"/>
      <style:text-properties officeooo:paragraph-rsid="004f18b7"/>
    </style:style>
    <style:style style:name="P26" style:family="paragraph" style:parent-style-name="Standard" style:list-style-name="L15">
      <style:paragraph-properties fo:text-align="start" style:justify-single-word="false"/>
      <style:text-properties officeooo:paragraph-rsid="004f18b7"/>
    </style:style>
    <style:style style:name="P27" style:family="paragraph" style:parent-style-name="Standard" style:list-style-name="L16">
      <style:paragraph-properties fo:text-align="start" style:justify-single-word="false"/>
      <style:text-properties officeooo:paragraph-rsid="004f18b7"/>
    </style:style>
    <style:style style:name="P28" style:family="paragraph" style:parent-style-name="Standard" style:list-style-name="L17">
      <style:paragraph-properties fo:text-align="start" style:justify-single-word="false"/>
      <style:text-properties officeooo:paragraph-rsid="004f18b7"/>
    </style:style>
    <style:style style:name="P29" style:family="paragraph" style:parent-style-name="Standard" style:list-style-name="L18">
      <style:paragraph-properties fo:text-align="start" style:justify-single-word="false"/>
      <style:text-properties officeooo:paragraph-rsid="004f18b7"/>
    </style:style>
    <style:style style:name="P30" style:family="paragraph" style:parent-style-name="Standard">
      <style:paragraph-properties fo:text-align="start" style:justify-single-word="false"/>
      <style:text-properties officeooo:paragraph-rsid="004f18b7"/>
    </style:style>
    <style:style style:name="P31" style:family="paragraph" style:parent-style-name="Standard" style:list-style-name="L2">
      <style:paragraph-properties fo:text-align="start" style:justify-single-word="false"/>
      <style:text-properties officeooo:rsid="0055e24e" officeooo:paragraph-rsid="004cf51f"/>
    </style:style>
    <style:style style:name="P32" style:family="paragraph" style:parent-style-name="Standard" style:list-style-name="L1">
      <style:paragraph-properties fo:text-align="start" style:justify-single-word="false"/>
      <style:text-properties officeooo:rsid="0055e24e" officeooo:paragraph-rsid="004cf51f"/>
    </style:style>
    <style:style style:name="P33" style:family="paragraph" style:parent-style-name="Standard" style:list-style-name="L4">
      <style:paragraph-properties fo:text-align="start" style:justify-single-word="false"/>
      <style:text-properties officeooo:rsid="0055e24e" officeooo:paragraph-rsid="004cf51f"/>
    </style:style>
    <style:style style:name="P34" style:family="paragraph" style:parent-style-name="Standard" style:list-style-name="L8">
      <style:paragraph-properties fo:text-align="start" style:justify-single-word="false"/>
      <style:text-properties officeooo:rsid="0055e24e" officeooo:paragraph-rsid="004f18b7"/>
    </style:style>
    <style:style style:name="P35" style:family="paragraph" style:parent-style-name="Standard" style:list-style-name="L14">
      <style:paragraph-properties fo:text-align="start" style:justify-single-word="false"/>
      <style:text-properties officeooo:rsid="0055e24e" officeooo:paragraph-rsid="004f18b7"/>
    </style:style>
    <style:style style:name="P36" style:family="paragraph" style:parent-style-name="Standard" style:list-style-name="L16">
      <style:paragraph-properties fo:text-align="start" style:justify-single-word="false"/>
      <style:text-properties officeooo:rsid="0055e24e" officeooo:paragraph-rsid="004f18b7"/>
    </style:style>
    <style:style style:name="P37" style:family="paragraph" style:parent-style-name="Standard" style:list-style-name="L6">
      <style:paragraph-properties fo:text-align="start" style:justify-single-word="false"/>
      <style:text-properties officeooo:rsid="00567f08" officeooo:paragraph-rsid="004cf51f"/>
    </style:style>
    <style:style style:name="P38" style:family="paragraph" style:parent-style-name="Standard" style:list-style-name="L18">
      <style:paragraph-properties fo:text-align="start" style:justify-single-word="false"/>
      <style:text-properties officeooo:rsid="00567f08" officeooo:paragraph-rsid="004f18b7"/>
    </style:style>
    <style:style style:name="P39" style:family="paragraph" style:parent-style-name="Standard" style:list-style-name="L19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14b63" officeooo:paragraph-rsid="004f18b7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54cbd" officeooo:paragraph-rsid="004f18b7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14b63" officeooo:paragraph-rsid="004f18b7" style:font-size-asian="12pt" style:font-weight-asian="bold" style:font-size-complex="12pt" style:font-weight-complex="bold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4be142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55e24e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503f01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52fd27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571aa6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542bd9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567f08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4f0e96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4f9a0b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4ec5ad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3c7f82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43ce95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4be142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55e24e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503f01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4be884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567f08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571aa6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4cf51f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style="normal" fo:font-weight="normal" officeooo:rsid="005660f6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DejaVu Sans Condensed" fo:font-size="12pt" fo:font-style="normal" fo:font-weight="normal" officeooo:rsid="0055e24e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DejaVu Sans Condensed" fo:font-size="12pt" fo:font-style="normal" fo:font-weight="normal" officeooo:rsid="00571aa6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DejaVu Sans Condensed" fo:font-size="12pt" fo:font-style="normal" fo:font-weight="bold" officeooo:rsid="005660f6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DejaVu Sans Condensed" fo:font-size="12pt" fo:font-style="normal" fo:font-weight="bold" officeooo:rsid="0055e24e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DejaVu Sans Condensed" fo:font-size="12pt" fo:font-style="normal" fo:font-weight="bold" officeooo:rsid="00571aa6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style="normal" officeooo:rsid="00571aa6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6">5</text:span><text:span text:style-name="T17">0</text:span><text:span text:style-name="T24">5</text:span><text:span text:style-name="T15"> - </text:span><text:span text:style-name="T13">A/G</text:span><text:span text:style-name="T14"> -</text:span><text:span text:style-name="T18"> </text:span><text:span text:style-name="T19">LITENING pod TGP</text:span></text:p>
      <text:p text:style-name="P17">Same as A-10C</text:p>
      <text:p text:style-name="P2"/>
      <text:p text:style-name="P30"><text:span text:style-name="T19">TGP</text:span><text:span text:style-name="T2"> switch ... </text:span><text:span text:style-name="T18">ON</text:span><text:span text:style-name="T2"> </text:span><text:span text:style-name="T25">(</text:span><text:span text:style-name="T26">left instrument panel</text:span><text:span text:style-name="T25">)</text:span><text:span text:style-name="T27">, takes 60 seconds to warm up</text:span></text:p>
      <text:p text:style-name="P30"><text:span text:style-name="T28">L</text:span><text:span text:style-name="T29">ASER</text:span><text:span text:style-name="T26"> switch ... </text:span><text:span text:style-name="T30">ARM</text:span><text:span text:style-name="T26"> (left instrument panel)</text:span></text:p>
      <text:p text:style-name="P14"/>
      <text:p text:style-name="P30"><text:span text:style-name="T20">Designate a target with </text:span><text:span text:style-name="T19">TGP</text:span></text:p>
      <text:list xml:id="list1581891838" text:style-name="L8">
        <text:list-item>
          <text:p text:style-name="P8">On <text:span text:style-name="T31">right MFD</text:span>, go to <text:span text:style-name="T31">TGP</text:span> page either by pressing <text:span text:style-name="T31">TGP</text:span> OSB, or with <text:span text:style-name="T31">Coolie Hat right short</text:span> (<text:span text:style-name="T31">Dish Hat right short</text:span>) to cycle pages.</text:p>
        </text:list-item>
        <text:list-item>
          <text:p text:style-name="P24"><text:span text:style-name="T3">Press </text:span><text:span text:style-name="T20">Coolie Hat </text:span><text:span text:style-name="T19">right long</text:span><text:span text:style-name="T4"> (</text:span><text:span text:style-name="T20">Dish Hat </text:span><text:span text:style-name="T19">right long</text:span><text:span text:style-name="T4">) to put SOI in </text:span><text:span text:style-name="T19">TGP</text:span><text:span text:style-name="T3"> MFD</text:span><text:span text:style-name="T4">.</text:span></text:p>
        </text:list-item>
        <text:list-item>
          <text:p text:style-name="P24"><text:span text:style-name="T5">C</text:span><text:span text:style-name="T3">ontrols with </text:span><text:span text:style-name="T19">TGP</text:span><text:span text:style-name="T3"> as </text:span><text:span text:style-name="T19">SOI</text:span><text:span text:style-name="T3">:</text:span></text:p>
        </text:list-item>
      </text:list>
      <text:list xml:id="list1579681462" text:style-name="L14">
        <text:list-item>
          <text:list>
            <text:list-item>
              <text:p text:style-name="P35"><text:span text:style-name="T12">Slew</text:span><text:span text:style-name="T1"> ... </text:span><text:span text:style-name="T12">TDC Ministick</text:span></text:p>
            </text:list-item>
            <text:list-item>
              <text:p text:style-name="P35"><text:span text:style-name="T12">Zoom</text:span><text:span text:style-name="T1"> ... </text:span><text:span text:style-name="T12">DMS forward/aft</text:span><text:span text:style-name="T1"> (</text:span><text:span text:style-name="T12">Middle Finger Hat up/down</text:span><text:span text:style-name="T1">)</text:span></text:p>
            </text:list-item>
            <text:list-item>
              <text:p text:style-name="P35"><text:span text:style-name="T12">FOV toggle</text:span><text:span text:style-name="T1"> ... </text:span><text:span text:style-name="T12">China Hat forward short</text:span><text:span text:style-name="T1"> (</text:span><text:span text:style-name="T12">Front Thumb Button press short</text:span><text:span text:style-name="T1">)</text:span></text:p>
            </text:list-item>
            <text:list-item>
              <text:p text:style-name="P35"><text:span text:style-name="T21">Lock target and </text:span><text:span text:style-name="T12">Point/Area track</text:span><text:span text:style-name="T1"> </text:span><text:span text:style-name="T6">toggle </text:span><text:span text:style-name="T1">... </text:span><text:span text:style-name="T12">TMS up short</text:span><text:span text:style-name="T1"> (</text:span><text:span text:style-name="T12">Gray Reset Hat forward short</text:span><text:span text:style-name="T1">)</text:span></text:p>
            </text:list-item>
            <text:list-item>
              <text:p text:style-name="P35"><text:span text:style-name="T12">Set SPI at crosshairs</text:span><text:span text:style-name="T1"> ... </text:span><text:span text:style-name="T12">TMS up long</text:span><text:span text:style-name="T1"> (</text:span><text:span text:style-name="T12">Gray Reset Hat forward long</text:span><text:span text:style-name="T1">)</text:span></text:p>
            </text:list-item>
            <text:list-item>
              <text:p text:style-name="P25"><text:span text:style-name="T19">Reset to boresight</text:span><text:span text:style-name="T3"> ... </text:span><text:span text:style-name="T19">China Hat aft short</text:span><text:span text:style-name="T3"> (</text:span><text:span text:style-name="T19">Rear Thumb Button press short</text:span><text:span text:style-name="T3">)</text:span></text:p>
            </text:list-item>
            <text:list-item>
              <text:p text:style-name="P25"><text:span text:style-name="T19">Reset to steerpoint</text:span><text:span text:style-name="T3"> ... </text:span><text:span text:style-name="T19">China Hat aft long</text:span><text:span text:style-name="T3"> (</text:span><text:span text:style-name="T19">Rear Thumb Button press long</text:span><text:span text:style-name="T3">)</text:span></text:p>
            </text:list-item>
            <text:list-item>
              <text:p text:style-name="P25"><text:span text:style-name="T19">Reset to SPI</text:span><text:span text:style-name="T3"> ... </text:span><text:span text:style-name="T19">China Hat forward long</text:span><text:span text:style-name="T3"> (</text:span><text:span text:style-name="T19">Front Thumb Button press long</text:span><text:span text:style-name="T3">)</text:span></text:p>
            </text:list-item>
            <text:list-item>
              <text:p text:style-name="P35"><text:span text:style-name="T12">FLIR/CCD mode</text:span><text:span text:style-name="T1"> ... </text:span><text:span text:style-name="T12">Boat Switch forward/aft</text:span><text:span text:style-name="T1"> (</text:span><text:span text:style-name="T12">Pinky Switch down/up</text:span><text:span text:style-name="T1">) for </text:span><text:span text:style-name="T12">FLIR BHOT/WHOT</text:span><text:span text:style-name="T1">, </text:span><text:span text:style-name="T12">Boat Switch center</text:span><text:span text:style-name="T1"> (</text:span><text:span text:style-name="T12">Pinky Switch press</text:span><text:span text:style-name="T1">) for </text:span><text:span text:style-name="T12">CCD</text:span><text:span text:style-name="T1"> (TV mode).</text:span></text:p>
            </text:list-item>
          </text:list>
        </text:list-item>
      </text:list>
      <text:list xml:id="list201234762227973" text:continue-list="list1581891838" text:style-name="L8">
        <text:list-item>
          <text:p text:style-name="P34"><text:span text:style-name="T1">When pointed at the target, press </text:span><text:span text:style-name="T12">TMS up short</text:span><text:span text:style-name="T1"> (</text:span><text:span text:style-name="T12">Gray Reset Hat forward short</text:span><text:span text:style-name="T1">) to set point or area track</text:span><text:span text:style-name="T10">.</text:span></text:p>
        </text:list-item>
        <text:list-item>
          <text:p text:style-name="P34"><text:span text:style-name="T10">Then </text:span><text:span text:style-name="T12">TMS up long</text:span><text:span text:style-name="T1"> (</text:span><text:span text:style-name="T12">Gray Reset Hat forward long</text:span><text:span text:style-name="T1">) to set </text:span><text:span text:style-name="T12">SPI</text:span><text:span text:style-name="T1">.</text:span></text:p>
        </text:list-item>
      </text:list>
      <text:p text:style-name="P14"/>
      <text:p text:style-name="P15">Share your SPI with other flight members</text:p>
      <text:list xml:id="list2868346990" text:style-name="L15">
        <text:list-item>
          <text:p text:style-name="P26"><text:span text:style-name="T7">When you have a SPI, press </text:span><text:span text:style-name="T20">TMS long left</text:span><text:span text:style-name="T4"> (</text:span><text:span text:style-name="T20">Middle Finger Hat long left</text:span><text:span text:style-name="T4">)</text:span><text:span text:style-name="T7"> to broadcast it.</text:span><text:span text:style-name="T4"> </text:span><text:span text:style-name="T7">(</text:span><text:span text:style-name="T4">TAD page shows SPI ON.</text:span><text:span text:style-name="T7">)</text:span></text:p>
        </text:list-item>
      </text:list>
      <text:p text:style-name="P14"/>
      <text:p text:style-name="P16">Change laser code and fire laser</text:p>
      <text:list xml:id="list3303099120" text:style-name="L16">
        <text:list-item>
          <text:p text:style-name="P9">Change laser code:</text:p>
          <text:list>
            <text:list-item>
              <text:p text:style-name="P27"><text:span text:style-name="T3">Press </text:span><text:span text:style-name="T19">CNTL</text:span><text:span text:style-name="T3"> OSB.</text:span></text:p>
            </text:list-item>
            <text:list-item>
              <text:p text:style-name="P36"><text:span text:style-name="T1">Enter new laser code in </text:span><text:span text:style-name="T12">UFC scratchpad</text:span><text:span text:style-name="T1">, then press </text:span><text:span text:style-name="T12">L3 OSB</text:span><text:span text:style-name="T1"> to update the laser code.</text:span></text:p>
            </text:list-item>
            <text:list-item>
              <text:p text:style-name="P36"><text:span text:style-name="T1">Press </text:span><text:span text:style-name="T12">RTN</text:span><text:span text:style-name="T1"> OSB to return to main screen.</text:span></text:p>
            </text:list-item>
          </text:list>
        </text:list-item>
        <text:list-item>
          <text:p text:style-name="P27"><text:span text:style-name="T9">Toggle f</text:span><text:span text:style-name="T3">ir</text:span><text:span text:style-name="T9">ing</text:span><text:span text:style-name="T3"> the laser</text:span><text:span text:style-name="T8"> with </text:span><text:span text:style-name="T19">NWS button</text:span><text:span text:style-name="T3"> (</text:span><text:span text:style-name="T19">Flip Down Trigger</text:span><text:span text:style-name="T3">)</text:span><text:span text:style-name="T8">. <text:s/>On the MFD, "</text:span><text:span text:style-name="T22">L</text:span><text:span text:style-name="T8">" will be flashing when laser is firing.</text:span></text:p>
        </text:list-item>
      </text:list>
      <text:list xml:id="list810371141" text:style-name="L17">
        <text:list-item>
          <text:list>
            <text:list-item>
              <text:p text:style-name="P28"><text:span text:style-name="T11">(optional) </text:span><text:span text:style-name="T8">C</text:span><text:span text:style-name="T6">hange NWS button to fire laser only while held or to toggle laser firing with </text:span><text:span text:style-name="T23">CNTL</text:span><text:span text:style-name="T6"> OSB, </text:span><text:span text:style-name="T23">LATCH</text:span><text:span text:style-name="T6"> OSB. <text:s/></text:span><text:span text:style-name="T23">ON</text:span><text:span text:style-name="T6"> = NWS toggles laser, </text:span><text:span text:style-name="T23">OFF</text:span><text:span text:style-name="T6"> = laser fires only while NWS is held.</text:span></text:p>
            </text:list-item>
          </text:list>
        </text:list-item>
      </text:list>
      <text:p text:style-name="P14"/>
      <text:p text:style-name="P14">Display</text:p>
      <text:list xml:id="list2055440986" text:style-name="L18">
        <text:list-item>
          <text:p text:style-name="P29"><text:span text:style-name="T6">Below crosshairs is </text:span><text:span text:style-name="T8">the tracking mode, laser status, and range with range source:</text:span></text:p>
          <text:list>
            <text:list-item>
              <text:p text:style-name="P11">Tracking mode: <text:span text:style-name="T31">AREA</text:span>, <text:span text:style-name="T31">POINT</text:span>, <text:span text:style-name="T31">INR-A</text:span> (inertial area, masked), <text:span text:style-name="T31">INR-P</text:span> (ditto, point), or <text:span text:style-name="T31">INR</text:span></text:p>
            </text:list-item>
            <text:list-item>
              <text:p text:style-name="P29"><text:span text:style-name="T8">Laser status: </text:span><text:span text:style-name="T22">P</text:span><text:span text:style-name="T8">=Pointer, </text:span><text:span text:style-name="T22">L</text:span><text:span text:style-name="T8">=Laser, </text:span><text:span text:style-name="T22">B</text:span><text:span text:style-name="T8">=Both pointer and laser, (</text:span><text:span text:style-name="T22">T</text:span><text:span text:style-name="T8"> prefix=Training)</text:span></text:p>
              <text:list>
                <text:list-item>
                  <text:p text:style-name="P38"><text:span text:style-name="T12">Flashing</text:span><text:span text:style-name="T1"> laser status letter means laser is firing.</text:span></text:p>
                </text:list-item>
              </text:list>
            </text:list-item>
            <text:list-item>
              <text:p text:style-name="P38"><text:span text:style-name="T1">Range is slant range to target, and range source is: </text:span><text:span text:style-name="T12">L</text:span><text:span text:style-name="T1">=laser range, </text:span><text:span text:style-name="T12">T</text:span><text:span text:style-name="T1">=trigonometric range, </text:span><text:span text:style-name="T12">E</text:span><text:span text:style-name="T1">=pod is slewing and not tracking a target</text:span></text:p>
            </text:list-item>
          </text:list>
        </text:list-item>
        <text:list-item>
          <text:p text:style-name="P13">Yardstick number is to the right of the crosshairs, shows distance of right crosshair bar on the ground.</text:p>
        </text:list-item>
        <text:list-item>
          <text:p text:style-name="P11">Bottom of screen shows coordinates of crosshairs. <text:s/>(Format can be changed in <text:span text:style-name="T31">CNTL</text:span> OSB, <text:span text:style-name="T31">R2 OSB</text:span>.)</text:p>
        </text:list-item>
      </text:list>
      <text:p text:style-name="P40"/>
      <text:p text:style-name="P41">GBU-12/16/10 LGBs -- WIP needs verification/organization</text:p>
      <text:list xml:id="list793734492" text:style-name="L19">
        <text:list-item>
          <text:p text:style-name="P39">Set up for CCRP bombing as described on other page.</text:p>
        </text:list-item>
        <text:list-item>
          <text:p text:style-name="P39">Designate a target with the TGP and set as SPI with TMS forward long (Gray Reset Hat forward long).</text:p>
        </text:list-item>
        <text:list-item>
          <text:p text:style-name="P39">Drop on target as with CCRP mode.</text:p>
        </text:list-item>
        <text:list-item>
          <text:p text:style-name="P39"><text:span text:style-name="T32">Toggle laser firing with Flip-down Trigger press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8T20:12:33.921000000</dc:date>
    <meta:editing-duration>P1DT9H19M43S</meta:editing-duration>
    <meta:editing-cycles>60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1" meta:word-count="527" meta:character-count="2832" meta:non-whitespace-character-count="2375"/>
  </office:meta>
</office:document-meta>
</file>